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Calibri" svg:font-family="Calibri" style:font-family-generic="swiss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7.699cm"/>
    </style:style>
    <style:style style:name="Tableau1.B" style:family="table-column">
      <style:table-column-properties style:column-width="9.313cm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6.986cm" table:align="left"/>
    </style:style>
    <style:style style:name="Tableau2.A" style:family="table-column">
      <style:table-column-properties style:column-width="3.757cm"/>
    </style:style>
    <style:style style:name="Tableau2.B" style:family="table-column">
      <style:table-column-properties style:column-width="2.99cm"/>
    </style:style>
    <style:style style:name="Tableau2.C" style:family="table-column">
      <style:table-column-properties style:column-width="5.186cm"/>
    </style:style>
    <style:style style:name="Tableau2.D" style:family="table-column">
      <style:table-column-properties style:column-width="5.054cm"/>
    </style:style>
    <style:style style:name="Tableau2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D1" style:family="table-cell">
      <style:table-cell-properties fo:background-color="#cccccc" fo:padding="0.097cm" fo:border="0.002cm solid #000000">
        <style:background-image/>
      </style:table-cell-properties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1.931cm"/>
    </style:style>
    <style:style style:name="Tableau3.B" style:family="table-column">
      <style:table-column-properties style:column-width="4.815cm"/>
    </style:style>
    <style:style style:name="Tableau3.C" style:family="table-column">
      <style:table-column-properties style:column-width="2.249cm"/>
    </style:style>
    <style:style style:name="Tableau3.D" style:family="table-column">
      <style:table-column-properties style:column-width="2.487cm"/>
    </style:style>
    <style:style style:name="Tableau3.E" style:family="table-column">
      <style:table-column-properties style:column-width="2.037cm"/>
    </style:style>
    <style:style style:name="Tableau3.F" style:family="table-column">
      <style:table-column-properties style:column-width="1.852cm"/>
    </style:style>
    <style:style style:name="Tableau3.G" style:family="table-column">
      <style:table-column-properties style:column-width="1.64cm"/>
    </style:style>
    <style:style style:name="Tableau3.1" style:family="table-row">
      <style:table-row-properties style:keep-together="false" fo:keep-together="always"/>
    </style:style>
    <style:style style:name="Tableau3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3.G1" style:family="table-cell">
      <style:table-cell-properties fo:background-color="#cccccc" fo:padding="0.097cm" fo:border="0.002cm solid #000000">
        <style:background-image/>
      </style:table-cell-properties>
    </style:style>
    <style:style style:name="Tableau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.A3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eau3.C3" style:family="table-cell">
      <style:table-cell-properties fo:padding="0.097cm" fo:border-left="0.002cm solid #000000" fo:border-right="none" fo:border-top="none" fo:border-bottom="0.002cm solid #000000"/>
    </style:style>
    <style:style style:name="Tableau3.G3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3.A4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4" style:family="table">
      <style:table-properties style:width="16.986cm" fo:margin-left="0.011cm" fo:break-before="auto" fo:break-after="auto" table:align="left" style:may-break-between-rows="false"/>
    </style:style>
    <style:style style:name="Tableau4.A" style:family="table-column">
      <style:table-column-properties style:column-width="11.324cm"/>
    </style:style>
    <style:style style:name="Tableau4.B" style:family="table-column">
      <style:table-column-properties style:column-width="3.201cm"/>
    </style:style>
    <style:style style:name="Tableau4.C" style:family="table-column">
      <style:table-column-properties style:column-width="2.461cm"/>
    </style:style>
    <style:style style:name="Tableau4.A1" style:family="table-cell">
      <style:table-cell-properties fo:background-color="transparent" fo:padding="0.097cm" fo:border="none">
        <style:background-image/>
      </style:table-cell-properties>
    </style:style>
    <style:style style:name="Tableau4.B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4.C1" style:family="table-cell">
      <style:table-cell-properties fo:padding="0.097cm" fo:border="0.002cm solid #000000"/>
    </style:style>
    <style:style style:name="Tableau4.B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au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left="1.251cm" fo:margin-right="1.27cm" fo:text-indent="-1.251cm" style:auto-text-indent="false"/>
      <style:text-properties fo:color="#000000" style:font-name="Calibri" fo:font-size="10pt" fo:font-weight="normal" style:font-size-asian="10pt" style:font-weight-asian="normal" style:font-name-complex="Arial" style:font-size-complex="10pt" style:font-weight-complex="normal"/>
    </style:style>
    <style:style style:name="P2" style:family="paragraph" style:parent-style-name="Standard">
      <style:paragraph-properties fo:margin-left="1.251cm" fo:margin-right="1.27cm" fo:text-indent="-1.251cm" style:auto-text-indent="false"/>
      <style:text-properties fo:color="#000000" style:font-name="Calibri" fo:font-size="10pt" style:font-size-asian="10pt" style:font-size-complex="10pt"/>
    </style:style>
    <style:style style:name="P3" style:family="paragraph" style:parent-style-name="Standard">
      <style:text-properties fo:color="#cccccc" style:font-name="Arial Black" fo:font-size="16pt" style:font-size-asian="16pt" style:font-size-complex="16pt"/>
    </style:style>
    <style:style style:name="P4" style:family="paragraph" style:parent-style-name="Standard">
      <style:text-properties style:font-name="Calibri"/>
    </style:style>
    <style:style style:name="P5" style:family="paragraph" style:parent-style-name="Standard">
      <style:text-properties fo:color="#000000" style:font-name="Calibri" fo:font-size="10pt" fo:font-weight="bold" style:font-size-asian="10pt" style:font-weight-asian="bold" style:font-name-complex="Arial" style:font-size-complex="10pt"/>
    </style:style>
    <style:style style:name="P6" style:family="paragraph" style:parent-style-name="Standard">
      <style:paragraph-properties fo:margin-left="0cm" fo:margin-right="1.27cm" fo:text-indent="0cm" style:auto-text-indent="false"/>
      <style:text-properties fo:color="#000000" style:font-name="Calibri" fo:font-size="10pt" fo:font-weight="normal" style:font-size-asian="10pt" style:font-weight-asian="normal" style:font-name-complex="Arial" style:font-size-complex="10pt" style:font-weight-complex="normal"/>
    </style:style>
    <style:style style:name="P7" style:family="paragraph" style:parent-style-name="Table_20_Contents">
      <style:text-properties style:font-name="Calibri" fo:font-size="10pt" style:font-size-asian="10pt" style:font-name-complex="Arial" style:font-size-complex="10pt"/>
    </style:style>
    <style:style style:name="P8" style:family="paragraph" style:parent-style-name="Table_20_Contents">
      <style:text-properties style:font-name="Calibri" fo:font-size="10pt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Calibri" fo:font-size="10pt" style:font-size-asian="10pt" style:font-size-complex="10pt"/>
    </style:style>
    <style:style style:name="P10" style:family="paragraph" style:parent-style-name="Table_20_Contents">
      <style:paragraph-properties fo:text-align="start" style:justify-single-word="false"/>
      <style:text-properties style:font-name="Calibri" fo:font-size="10pt" style:font-size-asian="10pt" style:font-size-complex="10pt"/>
    </style:style>
    <style:style style:name="P11" style:family="paragraph" style:parent-style-name="Table_20_Contents">
      <style:paragraph-properties fo:text-align="end" style:justify-single-word="false"/>
      <style:text-properties style:font-name="Calibri" fo:font-size="10pt" style:font-size-asian="10pt" style:font-size-complex="10pt"/>
    </style:style>
    <style:style style:name="P12" style:family="paragraph" style:parent-style-name="Table_20_Contents">
      <style:paragraph-properties fo:text-align="end" style:justify-single-word="false"/>
      <style:text-properties style:font-name="Calibri" fo:font-size="10pt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Calibri" fo:font-size="10pt" fo:font-weight="normal" style:font-size-asian="10pt" style:font-weight-asian="normal" style:font-size-complex="10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Calibri" fo:font-size="10pt" fo:font-style="italic" style:font-size-asian="10pt" style:font-style-asian="italic" style:font-size-complex="10pt" style:font-style-complex="italic"/>
    </style:style>
    <style:style style:name="P15" style:family="paragraph" style:parent-style-name="Table_20_Contents">
      <style:paragraph-properties fo:text-align="end" style:justify-single-word="false" fo:background-color="#e6e6e6">
        <style:background-image/>
      </style:paragraph-properties>
      <style:text-properties style:font-name="Calibri" fo:font-size="10pt" style:font-size-asian="10pt" style:font-size-complex="10pt"/>
    </style:style>
    <style:style style:name="P16" style:family="paragraph" style:parent-style-name="Table_20_Contents">
      <style:paragraph-properties fo:text-align="center" style:justify-single-word="false" fo:background-color="#e6e6e6">
        <style:background-image/>
      </style:paragraph-properties>
      <style:text-properties style:font-name="Calibri" fo:font-size="10pt" style:font-size-asian="10pt" style:font-size-complex="10pt"/>
    </style:style>
    <style:style style:name="P17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font-name="Calibri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font-name="Calibri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9" style:family="paragraph" style:parent-style-name="Table_20_Contents">
      <style:paragraph-properties fo:text-align="end" style:justify-single-word="false" fo:background-color="transparent">
        <style:background-image/>
      </style:paragraph-properties>
      <style:text-properties style:font-name="Calibri" fo:font-size="10pt" style:font-size-asian="10pt" style:font-size-complex="10pt"/>
    </style:style>
    <style:style style:name="P20" style:family="paragraph" style:parent-style-name="Standart_20_-_20_Avec_20_Saut_20_de_20_page">
      <style:paragraph-properties fo:text-align="start" style:justify-single-word="false" fo:background-color="transparent">
        <style:background-image/>
      </style:paragraph-properties>
      <style:text-properties style:font-name="Calibri" fo:font-size="9pt" fo:font-style="italic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P21" style:family="paragraph" style:parent-style-name="Standart_20_-_20_Avec_20_Saut_20_de_20_page">
      <style:text-properties style:font-name="Calibri"/>
    </style:style>
    <style:style style:name="P2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font-name="Calibri" fo:font-size="9pt" fo:font-style="italic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Calibri" fo:font-size="9pt" fo:font-style="italic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name-complex="Arial"/>
    </style:style>
    <style:style style:name="T4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&lt;for each=&quot;order in objects&quot;&gt;">Global Forloop...</text:text-input><text:span text:style-name="T1"><text:placeholder text:placeholder-type="text">&lt;setLang(order.partner_id.lang or 'fr_FR')&gt;</text:placeholder></text:span></text:p>
      <text:p text:style-name="P3"><text:text-input text:description="&lt;_('Quotation') if order.state == 'draft' else _('Rent Order')&gt;">TYPE</text:text-input> <text:text-input text:description="&lt;'(' + order.ref + ')' if order.ref else ''&gt;">REFERENCE</text:text-input></text:p>
      <text:p text:style-name="P5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"><text:span text:style-name="T3"><text:tab/></text:span><text:span text:style-name="T3"><text:text-input text:description="&lt;order.company_id.name&gt;">Company</text:text-input></text:span></text:p>
            <text:p text:style-name="P1"><text:tab/><text:text-input text:description="&lt;order.company_id.partner_id.address[0].street&gt;">Address 1</text:text-input></text:p>
            <text:p text:style-name="P1"><text:text-input text:description="&lt;if test=&quot;order.company_id.partner_id.address[0].street2&quot;&gt;">If Address2:</text:text-input></text:p>
            <text:p text:style-name="P1"><text:tab/><text:text-input text:description="&lt;order.company_id.partner_id.address[0].street2&gt;">Address2</text:text-input></text:p>
            <text:p text:style-name="P1"><text:bookmark-start text:name="__DdeLink__330_19406697751"/><text:text-input text:description="&lt;/if&gt;">/If</text:text-input><text:bookmark-end text:name="__DdeLink__330_19406697751"/></text:p>
            <text:p text:style-name="P1"><text:tab/><text:text-input text:description="&lt;order.company_id.partner_id.address[0].zip&gt;">Zip</text:text-input> <text:text-input text:description="&lt;order.company_id.partner_id.address[0].city&gt;">City</text:text-input></text:p>
            <text:p text:style-name="P1"><text:text-input text:description="&lt;if test=&quot;order.company_id.partner_id.address[0].country_id&quot;&gt;">If Country:</text:text-input></text:p>
            <text:p text:style-name="P1"><text:tab/><text:text-input text:description="&lt;order.company_id.partner_id.address[0].country_id.name&gt;">Country</text:text-input></text:p>
            <text:p text:style-name="P1"><text:text-input text:description="&lt;/if&gt;">/If</text:text-input></text:p>
          </table:table-cell>
          <table:table-cell table:style-name="Tableau1.A1" office:value-type="string">
            <text:p text:style-name="P2"><text:span text:style-name="T3"><text:tab/></text:span><text:span text:style-name="T3"><text:text-input text:description="&lt;order.partner_id.name&gt;">Customer</text:text-input></text:span></text:p>
            <text:p text:style-name="P1"><text:tab/><text:text-input text:description="&lt;order.partner_order_address_id.street&gt;">Address 1</text:text-input></text:p>
            <text:p text:style-name="P1"><text:text-input text:description="&lt;if test=&quot;order.partner_order_address_id.street2&quot;&gt;">If Address2:</text:text-input></text:p>
            <text:p text:style-name="P1"><text:tab/><text:text-input text:description="&lt;order.partner_order_address_id.street2&gt;">Address2</text:text-input></text:p>
            <text:p text:style-name="P1"><text:bookmark-start text:name="__DdeLink__330_1940669775"/><text:text-input text:description="&lt;/if&gt;">/If</text:text-input><text:bookmark-end text:name="__DdeLink__330_1940669775"/></text:p>
            <text:p text:style-name="P1"><text:tab/><text:text-input text:description="&lt;order.partner_order_address_id.zip&gt;">Zip</text:text-input> <text:text-input text:description="&lt;order.partner_order_address_id.city&gt;">City</text:text-input></text:p>
            <text:p text:style-name="P1"><text:text-input text:description="&lt;if test=&quot;order.partner_order_address_id.country_id&quot;&gt;">If Country:</text:text-input></text:p>
            <text:p text:style-name="P1"><text:tab/><text:text-input text:description="&lt;order.partner_order_address_id.country_id.name&gt;">Country</text:text-input></text:p>
            <text:p text:style-name="P1"><text:text-input text:description="&lt;/if&gt;">/If</text:text-input></text:p>
          </table:table-cell>
        </table:table-row>
        <table:table-row>
          <table:table-cell table:style-name="Tableau1.A1" table:number-columns-spanned="2" office:value-type="string">
            <text:p text:style-name="P1"><text:text-input text:description="&lt;order.description&gt;">Rent order object/description</text:text-input></text:p>
          </table:table-cell>
          <table:covered-table-cell/>
        </table:table-row>
      </table:table>
      <text:p text:style-name="P6"><text:tab/><text:span text:style-name="T2"> <text:s/>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7"><text:text-input text:description="&lt;get_label(order,'partner_id')&gt;">Customer</text:text-input></text:p>
          </table:table-cell>
          <table:table-cell table:style-name="Tableau2.A1" office:value-type="string">
            <text:p text:style-name="P7"><text:text-input text:description="&lt;get_label(order, 'salesman')&gt;">Salesman</text:text-input></text:p>
          </table:table-cell>
          <table:table-cell table:style-name="Tableau2.A1" office:value-type="string">
            <text:p text:style-name="P7"><text:bookmark-start text:name="__DdeLink__5515_1981641568"/><text:text-input text:description="&lt;_('Shipping')&gt;">Shipping</text:text-input><text:bookmark-end text:name="__DdeLink__5515_1981641568"/></text:p>
          </table:table-cell>
          <table:table-cell table:style-name="Tableau2.D1" office:value-type="string">
            <text:p text:style-name="P7"><text:text-input text:description="&lt;_('Duration')&gt;">Duration</text:text-input></text:p>
          </table:table-cell>
        </table:table-row>
        <table:table-row>
          <table:table-cell table:style-name="Tableau2.A2" office:value-type="string">
            <text:p text:style-name="P7"><text:text-input text:description="&lt;order.partner_id.name&gt;">Name</text:text-input></text:p>
            <text:p text:style-name="P7"><text:text-input text:description="&lt;if test=&quot;order.partner_id.ref&quot;&gt;">If Ref:</text:text-input><text:text-input text:description="&lt;order.partner_id.ref&gt;">Ref</text:text-input><text:text-input text:description="&lt;/if&gt;">/If</text:text-input></text:p>
          </table:table-cell>
          <table:table-cell table:style-name="Tableau2.A2" office:value-type="string">
            <text:p text:style-name="P7"><text:text-input text:description="&lt;order.salesman.name&gt;">Vendor</text:text-input></text:p>
          </table:table-cell>
          <table:table-cell table:style-name="Tableau2.A2" office:value-type="string">
            <text:p text:style-name="P7"><text:text-input text:description="&lt;_('From')&gt;">From</text:text-input> : <text:text-input text:description="&lt;formatLang(order.date_out_shipping, date_time=True)&gt;">Shipping Date</text:text-input></text:p>
            <text:p text:style-name="P7"><text:text-input text:description="&lt;_('To')&gt;">To</text:text-input> : <text:text-input text:description="&lt;formatLang(order.date_in_shipping, date_time=True)&gt;">Rent End Date</text:text-input></text:p>
          </table:table-cell>
          <table:table-cell table:style-name="Tableau2.D2" office:value-type="string">
            <text:p text:style-name="P7"><text:text-input text:description="&lt;_('From')&gt;">From</text:text-input> : <text:bookmark-start text:name="__DdeLink__7864_122193553"/><text:text-input text:description="&lt;formatLang(order.date_begin_rent, date_time=True)&gt;">Rent Begin Date</text:text-input><text:bookmark-end text:name="__DdeLink__7864_122193553"/></text:p>
            <text:p text:style-name="P7"><text:text-input text:description="&lt;_('To')&gt;">To</text:text-input> : <text:text-input text:description="&lt;formatLang(order.date_end_rent, date_time=True)&gt;">Rent Begin Date</text:text-input></text:p>
          </table:table-cell>
        </table:table-row>
      </table:table>
      <text:p text:style-name="P1"/>
      <text:p text:style-name="P1">Rent Duration : <text:text-input text:description="&lt;formatLang(order.rent_duration)&gt;">Duration</text:text-input> <text:text-input text:description="&lt;order.rent_duration_unity.name&gt;">Unity</text:text-input>(s)</text:p>
      <text:p text:style-name="P1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 table:style-name="Tableau3.1">
          <table:table-cell table:style-name="Tableau3.A1" office:value-type="string">
            <text:p text:style-name="P9"><text:text-input text:description="&lt;get_label(order.rent_line_ids.product_id, 'code')&gt;">REF</text:text-input></text:p>
          </table:table-cell>
          <table:table-cell table:style-name="Tableau3.A1" office:value-type="string">
            <text:p text:style-name="P9"><text:bookmark-start text:name="__DdeLink__8855_1981641568"/><text:text-input text:description="&lt;get_label(order.rent_line_ids, 'product_id')&gt;">Product</text:text-input><text:bookmark-end text:name="__DdeLink__8855_1981641568"/></text:p>
          </table:table-cell>
          <table:table-cell table:style-name="Tableau3.A1" office:value-type="string">
            <text:p text:style-name="P9"><text:text-input text:description="&lt;get_label(order.rent_line_ids, 'quantity')&gt;">Qty</text:text-input></text:p>
          </table:table-cell>
          <table:table-cell table:style-name="Tableau3.A1" office:value-type="string">
            <text:p text:style-name="P9"><text:text-input text:description="&lt;get_label(order.rent_line_ids, 'real_unit_price')&gt;">UP</text:text-input>/<text:text-input text:description="&lt;order.rent_duration_unity.name&gt;">Unity</text:text-input></text:p>
          </table:table-cell>
          <table:table-cell table:style-name="Tableau3.A1" office:value-type="string">
            <text:p text:style-name="P9"><text:text-input text:description="&lt;get_label(order.rent_line_ids, 'discount')&gt;">Discount</text:text-input></text:p>
          </table:table-cell>
          <table:table-cell table:style-name="Tableau3.A1" office:value-type="string">
            <text:p text:style-name="P9"><text:text-input text:description="&lt;get_label(order.rent_line_ids, 'line_price')&gt;">Untaxed Amount</text:text-input></text:p>
          </table:table-cell>
          <table:table-cell table:style-name="Tableau3.G1" office:value-type="string">
            <text:p text:style-name="P9"><text:text-input text:description="&lt;get_label(order.rent_line_ids, 'tax_ids')&gt;">Taxes</text:text-input></text:p>
          </table:table-cell>
        </table:table-row>
        <table:table-row table:style-name="Tableau3.1">
          <table:table-cell table:style-name="Tableau3.A2" table:number-columns-spanned="7" office:value-type="string">
            <text:p text:style-name="P8"><text:text-input text:description="&lt;for each=&quot;line in order.rent_line_ids&quot;&gt;">For each line: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3" office:value-type="string">
            <text:p text:style-name="P10"><text:text-input text:description="&lt;line.product_id.default_code&gt;">REF</text:text-input></text:p>
          </table:table-cell>
          <table:table-cell table:style-name="Tableau3.A3" office:value-type="string">
            <text:p text:style-name="P10"><text:text-input text:description="&lt;line.product_id.name&gt;">Name</text:text-input></text:p>
          </table:table-cell>
          <table:table-cell table:style-name="Tableau3.C3" office:value-type="string">
            <text:p text:style-name="P11"><text:text-input text:description="&lt;formatLang(line.quantity)&gt;">Qty</text:text-input></text:p>
          </table:table-cell>
          <table:table-cell table:style-name="Tableau3.A3" office:value-type="string">
            <text:p text:style-name="P15"><text:text-input text:description="&lt;formatLang(line.real_unit_price)&gt;">Price</text:text-input><text:text-input text:description="&lt;order.company_id.currency_id.symbol&gt;">€</text:text-input></text:p>
          </table:table-cell>
          <table:table-cell table:style-name="Tableau3.C3" office:value-type="string">
            <text:p text:style-name="P19"><text:text-input text:description="&lt;formatLang(line.discount)&gt;">%</text:text-input>%</text:p>
          </table:table-cell>
          <table:table-cell table:style-name="Tableau3.C3" office:value-type="string">
            <text:p text:style-name="P11"><text:text-input text:description="&lt;formatLang(line.line_price)&gt;">Total</text:text-input><text:text-input text:description="&lt;order.company_id.currency_id.symbol&gt;">€</text:text-input></text:p>
          </table:table-cell>
          <table:table-cell table:style-name="Tableau3.G3" office:value-type="string">
            <text:p text:style-name="P16"><text:text-input text:description="&lt;', '.join([formatLang(tax.amount*100.0) + '%' for tax in line.tax_ids])&gt;">Tax</text:text-input></text:p>
          </table:table-cell>
        </table:table-row>
        <table:table-row table:style-name="Tableau3.1">
          <table:table-cell table:style-name="Tableau3.A4" table:number-columns-spanned="7" office:value-type="string">
            <text:p text:style-name="P10"><text:text-input text:description="&lt;if test=&quot;line.notes&quot;&gt;">If not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4" table:number-columns-spanned="7" office:value-type="string">
            <text:p text:style-name="P14"><text:text-input text:description="&lt;line.notes&gt;">Not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4" table:number-columns-spanned="7" office:value-type="string">
            <text:p text:style-name="P10"><text:text-input text:description="&lt;/if&gt;">/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2" table:number-columns-spanned="7" office:value-type="string">
            <text:p text:style-name="P8"><text:text-input text:description="&lt;/for&gt;">/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/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table:number-rows-spanned="3" office:value-type="string">
            <text:p text:style-name="P18"><text:text-input text:description="&lt;order.notes&gt;">Order Notes</text:text-input></text:p>
            <text:p text:style-name="P18"/>
            <text:p text:style-name="P17"/>
            <text:p text:style-name="P20"/>
          </table:table-cell>
          <table:table-cell table:style-name="Tableau4.B1" office:value-type="string">
            <text:p text:style-name="P13"><text:text-input text:description="&lt;get_label(order, 'total')&gt;">Total untaxed</text:text-input></text:p>
          </table:table-cell>
          <table:table-cell table:style-name="Tableau4.C1" office:value-type="string">
            <text:p text:style-name="P11"><text:text-input text:description="&lt;formatLang(order.total)&gt;">Total</text:text-input><text:bookmark-start text:name="__DdeLink__290_589523056"/><text:text-input text:description="&lt;order.company_id.currency_id.symbol&gt;">€</text:text-input><text:bookmark-end text:name="__DdeLink__290_589523056"/></text:p>
          </table:table-cell>
        </table:table-row>
        <table:table-row>
          <table:covered-table-cell/>
          <table:table-cell table:style-name="Tableau4.B2" office:value-type="string">
            <text:p text:style-name="P13"><text:text-input text:description="&lt;get_label(order, 'total_taxes')&gt;">Total Taxes</text:text-input></text:p>
          </table:table-cell>
          <table:table-cell table:style-name="Tableau4.C2" office:value-type="string">
            <text:p text:style-name="P11"><text:text-input text:description="&lt;formatLang(order.total_taxes)&gt;">Total Taxes</text:text-input><text:text-input text:description="&lt;order.company_id.currency_id.symbol&gt;">€</text:text-input></text:p>
          </table:table-cell>
        </table:table-row>
        <table:table-row>
          <table:covered-table-cell/>
          <table:table-cell table:style-name="Tableau4.B2" office:value-type="string">
            <text:p text:style-name="P12"><text:text-input text:description="&lt;get_label(order, 'total_with_taxes')&gt;">Total</text:text-input></text:p>
          </table:table-cell>
          <table:table-cell table:style-name="Tableau4.C2" office:value-type="string">
            <text:p text:style-name="P11"><text:bookmark-start text:name="__DdeLink__20907_122193553"/><text:text-input text:description="&lt;formatLang(order.total_with_taxes)&gt;">Total Taxed</text:text-input><text:bookmark-end text:name="__DdeLink__20907_122193553"/><text:text-input text:description="&lt;order.company_id.currency_id.symbol&gt;">€</text:text-input></text:p>
          </table:table-cell>
        </table:table-row>
      </table:table>
      <text:p text:style-name="P22"/>
      <text:p text:style-name="P21"><text:span text:style-name="T4">Estimated value of the rented products : </text:span><text:span text:style-name="T4"><text:text-input text:description="&lt;o.total_products_sell_price&gt;">Estimated Price</text:text-input></text:span><text:span text:style-name="T4">€</text:span></text:p>
      <text:p text:style-name="P23"><text:text-input text:description="&lt;/for&gt;">/Global Forloop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Calibri" svg:font-family="Calibri" style:font-family-generic="swiss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andart_20_-_20_Avec_20_Saut_20_de_20_page" style:display-name="Standart - Avec Saut de page" style:family="paragraph" style:parent-style-name="Standard" style:next-style-name="Standard" style:class="text" style:master-page-name="">
      <style:paragraph-properties style:page-number="auto" fo:break-after="page"/>
    </style:style>
    <style:style style:name="默认段落字体1" style:family="text"/>
    <style:style style:name="copyr" style:family="text" style:parent-style-name="默认段落字体1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ibaut DIRLIK</meta:initial-creator>
    <meta:creation-date>2011-04-06T09:40:32</meta:creation-date>
    <dc:date>2011-04-28T09:53:26</dc:date>
    <dc:creator>Thibaut </dc:creator>
    <meta:editing-duration>PT13H21M59S</meta:editing-duration>
    <meta:editing-cycles>195</meta:editing-cycles>
    <meta:generator>LibreOffice/3.3$Linux LibreOffice_project/330m19$Build-202</meta:generator>
    <meta:document-statistic meta:table-count="4" meta:image-count="0" meta:object-count="0" meta:page-count="2" meta:paragraph-count="62" meta:word-count="113" meta:character-count="672"/>
  </office:meta>
</office:document-meta>
</file>